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rial" style:font-name-complex="Arial" fo:font-weight="bold" style:font-weight-asian="bold" style:font-weight-complex="bold" fo:color="#393C40" fo:font-size="12pt" style:font-size-asian="12pt" style:font-size-complex="12pt" fo:background-color="#FFFFFF" fo:language="en" fo:country="US"/>
    </style:style>
    <style:style style:name="T2" style:parent-style-name="sqlkeywordcolor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3" style:parent-style-name="Policepardéfaut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4" style:parent-style-name="sqlkeywordcolor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5" style:parent-style-name="Policepardéfaut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6" style:parent-style-name="Accentuation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7" style:parent-style-name="Policepardéfaut" style:family="text">
      <style:text-properties style:font-name="Consolas" style:font-name-complex="Consolas" fo:color="#000000" fo:font-size="11.5pt" style:font-size-asian="11.5pt" style:font-size-complex="11.5pt" fo:language="en" fo:country="US"/>
    </style:style>
    <style:style style:name="T8" style:parent-style-name="sqlkeywordcolor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9" style:parent-style-name="Policepardéfaut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10" style:parent-style-name="Accentuation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11" style:parent-style-name="Policepardéfaut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12" style:parent-style-name="Accentuation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13" style:parent-style-name="Policepardéfaut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14" style:parent-style-name="Accentuation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15" style:parent-style-name="Policepardéfaut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16" style:parent-style-name="sqlkeywordcolor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17" style:parent-style-name="Policepardéfaut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18" style:parent-style-name="sqlkeywordcolor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19" style:parent-style-name="Policepardéfaut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20" style:parent-style-name="Accentuation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21" style:parent-style-name="Policepardéfaut" style:family="text">
      <style:text-properties style:font-name="Consolas" style:font-name-complex="Consolas" fo:color="#000000" fo:font-size="11.5pt" style:font-size-asian="11.5pt" style:font-size-complex="11.5pt" fo:language="en" fo:country="US"/>
    </style:style>
    <style:style style:name="T22" style:parent-style-name="sqlkeywordcolor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23" style:parent-style-name="Policepardéfaut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24" style:parent-style-name="Accentuation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25" style:parent-style-name="Policepardéfaut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26" style:parent-style-name="Accentuation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27" style:parent-style-name="Policepardéfaut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28" style:parent-style-name="Accentuation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29" style:parent-style-name="Policepardéfaut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30" style:parent-style-name="sqlkeywordcolor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31" style:parent-style-name="Policepardéfaut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32" style:parent-style-name="sqlkeywordcolor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33" style:parent-style-name="Policepardéfaut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34" style:parent-style-name="Accentuation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35" style:parent-style-name="Policepardéfaut" style:family="text">
      <style:text-properties style:font-name="Consolas" style:font-name-complex="Consolas" fo:color="#000000" fo:font-size="11.5pt" style:font-size-asian="11.5pt" style:font-size-complex="11.5pt" fo:language="en" fo:country="US"/>
    </style:style>
    <style:style style:name="T36" style:parent-style-name="sqlkeywordcolor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37" style:parent-style-name="Policepardéfaut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38" style:parent-style-name="Accentuation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39" style:parent-style-name="Policepardéfaut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40" style:parent-style-name="Accentuation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41" style:parent-style-name="Policepardéfaut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42" style:parent-style-name="Accentuation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43" style:parent-style-name="Policepardéfaut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44" style:parent-style-name="sqlkeywordcolor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45" style:parent-style-name="Policepardéfaut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46" style:parent-style-name="sqlkeywordcolor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47" style:parent-style-name="Policepardéfaut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48" style:parent-style-name="Accentuation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49" style:parent-style-name="Policepardéfaut" style:family="text">
      <style:text-properties style:font-name="Consolas" style:font-name-complex="Consolas" fo:color="#000000" fo:font-size="11.5pt" style:font-size-asian="11.5pt" style:font-size-complex="11.5pt" fo:language="en" fo:country="US"/>
    </style:style>
    <style:style style:name="T50" style:parent-style-name="sqlkeywordcolor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51" style:parent-style-name="Policepardéfaut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52" style:parent-style-name="Accentuation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53" style:parent-style-name="Policepardéfaut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54" style:parent-style-name="Accentuation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55" style:parent-style-name="Policepardéfaut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56" style:parent-style-name="Accentuation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57" style:parent-style-name="Policepardéfaut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58" style:parent-style-name="sqlkeywordcolor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59" style:parent-style-name="Policepardéfaut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60" style:parent-style-name="sqlkeywordcolor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61" style:parent-style-name="Policepardéfaut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62" style:parent-style-name="Accentuation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63" style:parent-style-name="Policepardéfaut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64" style:parent-style-name="Accentuation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65" style:parent-style-name="Policepardéfaut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66" style:parent-style-name="Accentuation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67" style:parent-style-name="Policepardéfaut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68" style:parent-style-name="Accentuation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69" style:parent-style-name="Policepardéfaut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70" style:parent-style-name="Policepardéfaut" style:family="text">
      <style:text-properties style:font-name="Consolas" style:font-name-complex="Consolas" fo:color="#000000" fo:font-size="11.5pt" style:font-size-asian="11.5pt" style:font-size-complex="11.5pt" fo:language="en" fo:country="US"/>
    </style:style>
    <style:style style:name="T71" style:parent-style-name="sqlkeywordcolor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72" style:parent-style-name="Policepardéfaut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73" style:parent-style-name="Accentuation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74" style:parent-style-name="Policepardéfaut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75" style:parent-style-name="Accentuation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76" style:parent-style-name="Policepardéfaut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77" style:parent-style-name="Accentuation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78" style:parent-style-name="Policepardéfaut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79" style:parent-style-name="sqlkeywordcolor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80" style:parent-style-name="Policepardéfaut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81" style:parent-style-name="sqlkeywordcolor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82" style:parent-style-name="Policepardéfaut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83" style:parent-style-name="Accentuation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84" style:parent-style-name="Policepardéfaut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85" style:parent-style-name="Policepardéfaut" style:family="text">
      <style:text-properties style:font-name="Consolas" style:font-name-complex="Consolas" fo:color="#000000" fo:font-size="11.5pt" style:font-size-asian="11.5pt" style:font-size-complex="11.5pt" fo:language="en" fo:country="US"/>
    </style:style>
    <style:style style:name="T86" style:parent-style-name="sqlkeywordcolor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87" style:parent-style-name="Policepardéfaut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88" style:parent-style-name="Accentuation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89" style:parent-style-name="Policepardéfaut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90" style:parent-style-name="Accentuation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91" style:parent-style-name="Policepardéfaut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92" style:parent-style-name="Accentuation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93" style:parent-style-name="Policepardéfaut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P94" style:parent-style-name="Standard" style:family="paragraph">
      <style:text-properties fo:language="en" fo:country="US"/>
    </style:style>
    <style:style style:name="P95" style:parent-style-name="Standard" style:family="paragraph">
      <style:text-properties fo:language="en" fo:country="US"/>
    </style:style>
    <style:style style:name="P96" style:parent-style-name="Standard" style:family="paragraph">
      <style:text-properties fo:language="en" fo:country="US"/>
    </style:style>
  </office:automatic-styles>
  <office:body>
    <office:text text:use-soft-page-breaks="true">
      <text:p text:style-name="P1">Write SQL commands to insert the following rows into the corresponding tables</text:p>
      <text:p text:style-name="Standard"/>
      <text:p text:style-name="Standard"/>
      <text:p text:style-name="Standard"><text:span text:style-name="T2">INSERT</text:span><text:span text:style-name="T3"> </text:span><text:span text:style-name="T4">INTO</text:span><text:span text:style-name="T5"> </text:span><text:span text:style-name="T6">Product</text:span><text:span text:style-name="T7"><text:line-break/></text:span><text:span text:style-name="T8">VALUES</text:span><text:span text:style-name="T9"> (</text:span><text:span text:style-name="T10">P01</text:span><text:span text:style-name="T11">,</text:span><text:span text:style-name="T12"> Samsung Galaxy S20</text:span><text:span text:style-name="T13">,</text:span><text:span text:style-name="T14"> Smartphone</text:span><text:span text:style-name="T15">, 3299);</text:span></text:p>
      <text:p text:style-name="Standard"><text:span text:style-name="T16">INSERT</text:span><text:span text:style-name="T17"> </text:span><text:span text:style-name="T18">INTO</text:span><text:span text:style-name="T19"> </text:span><text:span text:style-name="T20">Product</text:span><text:span text:style-name="T21"><text:line-break/></text:span><text:span text:style-name="T22">VALUES</text:span><text:span text:style-name="T23"> (</text:span><text:span text:style-name="T24">P02</text:span><text:span text:style-name="T25">,</text:span><text:span text:style-name="T26"> ASUS Notebook</text:span><text:span text:style-name="T27">,</text:span><text:span text:style-name="T28"> PC</text:span><text:span text:style-name="T29">, 4599);</text:span></text:p>
      <text:p text:style-name="Standard"><text:span text:style-name="T30">INSERT</text:span><text:span text:style-name="T31"> </text:span><text:span text:style-name="T32">INTO</text:span><text:span text:style-name="T33"> </text:span><text:span text:style-name="T34">Customer</text:span><text:span text:style-name="T35"><text:line-break/></text:span><text:span text:style-name="T36">VALUES</text:span><text:span text:style-name="T37"> (</text:span><text:span text:style-name="T38">C01</text:span><text:span text:style-name="T39">,</text:span><text:span text:style-name="T40"> ALI</text:span><text:span text:style-name="T41">,</text:span><text:span text:style-name="T42"> 71321009</text:span><text:span text:style-name="T43">);</text:span></text:p>
      <text:p text:style-name="Standard"><text:span text:style-name="T44">INSERT</text:span><text:span text:style-name="T45"> </text:span><text:span text:style-name="T46">INTO</text:span><text:span text:style-name="T47"> </text:span><text:span text:style-name="T48">Customer</text:span><text:span text:style-name="T49"><text:line-break/></text:span><text:span text:style-name="T50">VALUES</text:span><text:span text:style-name="T51"> (</text:span><text:span text:style-name="T52">C02</text:span><text:span text:style-name="T53">,</text:span><text:span text:style-name="T54"> ASMA</text:span><text:span text:style-name="T55">,</text:span><text:span text:style-name="T56"> 77345823</text:span><text:span text:style-name="T57">);</text:span></text:p>
      <text:p text:style-name="Standard"><text:span text:style-name="T58">INSERT</text:span><text:span text:style-name="T59"> </text:span><text:span text:style-name="T60">INTO</text:span><text:span text:style-name="T61"> </text:span><text:span text:style-name="T62">Orders</text:span><text:span text:style-name="T63"><text:s/>(</text:span><text:span text:style-name="T64">Customer_id</text:span><text:span text:style-name="T65">,</text:span><text:span text:style-name="T66"> Product_id</text:span><text:span text:style-name="T67">,</text:span><text:span text:style-name="T68"> Quantity</text:span><text:span text:style-name="T69">, Total_amount)<text:s/></text:span><text:span text:style-name="T70"><text:line-break/></text:span><text:span text:style-name="T71">VALUES</text:span><text:span text:style-name="T72"> (</text:span><text:span text:style-name="T73">C01</text:span><text:span text:style-name="T74">,</text:span><text:span text:style-name="T75"> P02</text:span><text:span text:style-name="T76">,</text:span><text:span text:style-name="T77"> 2, 9198</text:span><text:span text:style-name="T78">);</text:span></text:p>
      <text:p text:style-name="Standard"><text:span text:style-name="T79">INSERT</text:span><text:span text:style-name="T80"> </text:span><text:span text:style-name="T81">INTO</text:span><text:span text:style-name="T82"> </text:span><text:span text:style-name="T83">Orders</text:span><text:span text:style-name="T84"><text:s/></text:span><text:span text:style-name="T85"><text:line-break/></text:span><text:span text:style-name="T86">VALUES</text:span><text:span text:style-name="T87"> (</text:span><text:span text:style-name="T88">C02</text:span><text:span text:style-name="T89">,</text:span><text:span text:style-name="T90"> P01</text:span><text:span text:style-name="T91">, 28/05/2020,</text:span><text:span text:style-name="T92"> 1, and 3299</text:span><text:span text:style-name="T93">);</text:span></text:p>
      <text:p text:style-name="P94"/>
      <text:p text:style-name="P95"/>
      <text:p text:style-name="P96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style:font-name-complex="Lucida Sans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Textedebulles" style:display-name="Texte de bulles" style:family="paragraph" style:parent-style-name="Standard">
      <style:paragraph-properties fo:margin-bottom="0in" fo:line-height="100%"/>
      <style:text-properties style:font-name="Tahoma" style:font-name-asian="Tahoma" fo:font-size="8pt" style:font-size-asian="8pt" style:font-size-complex="8pt" fo:hyphenate="false"/>
    </style:style>
    <style:style style:name="BalloonTextChar" style:display-name="Balloon Text Char" style:family="text" style:parent-style-name="Policepardéfaut">
      <style:text-properties style:font-name="Tahoma" style:font-name-asian="Tahoma" style:font-name-complex="Tahoma" fo:font-size="8pt" style:font-size-asian="8pt" style:font-size-complex="8pt"/>
    </style:style>
    <style:style style:name="sqlkeywordcolor" style:display-name="sqlkeywordcolor" style:family="text" style:parent-style-name="Policepardéfaut"/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reamer</meta:initial-creator>
    <dc:creator>MSI</dc:creator>
    <meta:creation-date>2020-10-02T20:31:00Z</meta:creation-date>
    <dc:date>2020-12-02T13:12:00Z</dc:date>
    <meta:template xlink:href="Normal.dotm" xlink:type="simple"/>
    <meta:editing-cycles>11</meta:editing-cycles>
    <meta:editing-duration>PT96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73" meta:character-count="477" meta:row-count="3" meta:non-whitespace-character-count="405"/>
  </office:meta>
</office:document-meta>
</file>